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style:font-size-asian="14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4" style:family="paragraph" style:parent-style-name="Standard" style:list-style-name="L1">
      <style:paragraph-properties fo:text-align="start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T1" style:family="text">
      <style:text-properties style:text-underline-style="solid" style:text-underline-width="auto" style:text-underline-color="font-color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olving 2-Step Equations</text:p>
      <text:p text:style-name="P1"/>
      <text:p text:style-name="P2">“Undoing the Equation”</text:p>
      <text:p text:style-name="P2"/>
      <text:list xml:id="list30698180" text:style-name="L1">
        <text:list-item>
          <text:p text:style-name="P4">Undo addition/subtraction.</text:p>
        </text:list-item>
        <text:list-item>
          <text:p text:style-name="P4">Undo multiplication/division.</text:p>
        </text:list-item>
      </text:list>
      <text:p text:style-name="P3"/>
      <text:p text:style-name="P3"><text:tab/><text:tab/><text:tab/></text:p>
      <text:p text:style-name="P3"/>
      <text:p text:style-name="P3"/>
      <text:p text:style-name="P3"/>
      <text:p text:style-name="P2">E.G.:</text:p>
      <text:p text:style-name="P2"/>
      <text:p text:style-name="P3"><text:tab/><text:tab/><text:tab/> 3n + 2 = 8</text:p>
      <text:p text:style-name="P3"><text:tab/><text:tab/><text:tab/> <text:s text:c="5"/>- 2 <text:s text:c="2"/>- 2</text:p>
      <text:p text:style-name="P3"><text:s/><text:tab/><text:tab/><text:tab/> <text:s text:c="6"/><text:span text:style-name="T1">3n</text:span> = <text:span text:style-name="T1">6</text:span></text:p>
      <text:p text:style-name="P3"><text:tab/><text:tab/><text:tab/> <text:s text:c="7"/>3 = <text:s/>3</text:p>
      <text:p text:style-name="P3"><text:tab/><text:tab/><text:tab/> <text:s text:c="7"/>n = <text:s/>2 </text:p>
      <text:p text:style-name="P3"><text:tab/><text:tab/> <text:s text:c="9"/><text:span text:style-name="T1">3(2)</text:span> + 2 = 8</text:p>
      <text:p text:style-name="P3"><text:tab/><text:tab/> <text:s text:c="10"/><text:tab/> <text:s text:c="2"/><text:span text:style-name="T1">6 + 2</text:span> = 8 </text:p>
      <text:p text:style-name="P3"><text:tab/><text:tab/><text:tab/> <text:s text:c="9"/>8 = 8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9-03T10:53:49.19</meta:creation-date>
    <dc:date>2012-09-03T11:09:50.82</dc:date>
    <meta:editing-duration>PT11S</meta:editing-duration>
    <meta:editing-cycles>1</meta:editing-cycles>
    <meta:document-statistic meta:table-count="0" meta:image-count="0" meta:object-count="0" meta:page-count="1" meta:paragraph-count="14" meta:word-count="44" meta:character-count="211" meta:non-whitespace-character-count="140"/>
    <meta:generator>LibreOffice/3.5$Windows_x86 LibreOffice_project/165a79a-7059095-e13bb37-fef39a4-9503d18</meta:generator>
  </office:meta>
</office:document-meta>
</file>